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400000004077CDC8F9.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0.888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tab-stops>
          <style:tab-stop style:position="2cm"/>
          <style:tab-stop style:position="9.001cm"/>
        </style:tab-stops>
      </style:paragraph-properties>
      <style:text-properties fo:font-family="'Arial Black'" style:font-family-generic="swiss" style:font-pitch="variable"/>
    </style:style>
    <style:style style:name="P2" style:family="paragraph">
      <style:paragraph-properties fo:margin-left="1.2cm" fo:margin-right="0cm" fo:text-align="center" fo:text-indent="-0.6cm"/>
      <style:text-properties fo:font-family="'Arial Black'" style:font-family-generic="swiss" style:font-pitch="variable"/>
    </style:style>
    <style:style style:name="P3" style:family="paragraph">
      <style:paragraph-properties fo:margin-left="0cm" fo:margin-right="0cm" fo:text-align="center" fo:text-indent="0cm">
        <style:tab-stops>
          <style:tab-stop style:position="2cm"/>
          <style:tab-stop style:position="9.001cm"/>
        </style:tab-stops>
      </style:paragraph-properties>
      <style:text-properties style:use-window-font-color="true" fo:font-family="'Arial Black'" style:font-family-generic="swiss" style:font-pitch="variable" fo:font-size="72pt" fo:font-style="normal" fo:font-weight="bold"/>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20pt"/>
    </style:style>
    <style:style style:name="T1" style:family="text">
      <style:text-properties fo:color="#ffffff" fo:font-family="'Arial Black'" style:font-family-generic="swiss" style:font-pitch="variable" fo:font-size="60pt" fo:font-style="normal"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draw:frame presentation:style-name="pr1" draw:text-style-name="P3" draw:layer="layout" svg:width="28cm" svg:height="20.888cm" svg:x="0cm" svg:y="0.111cm" presentation:class="subtitle" presentation:user-transformed="true">
          <draw:text-box>
            <text:p text:style-name="P1"><text:span text:style-name="T1">Święte Imię Jezus, /x2</text:span></text:p>
            <text:p text:style-name="P1"><text:span text:style-name="T1">Jest na ustach mych</text:span></text:p>
            <text:p text:style-name="P1"><text:span text:style-name="T1">i w sercu mym,</text:span></text:p>
            <text:p text:style-name="P2"><text:span text:style-name="T1">W mocy Ducha</text:span></text:p>
            <text:p text:style-name="P2"><text:span text:style-name="T1">uwielbiam Cię. /x2</text:span></text:p>
          </draw:text-box>
        </draw:frame>
        <presentation:notes draw:style-name="dp2">
          <draw:page-thumbnail draw:style-name="gr1" draw:layer="layout" svg:width="13.586cm" svg:height="11.136cm" svg:x="3.705cm" svg:y="2.256cm" draw:page-number="1"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draw:frame presentation:style-name="pr1" draw:text-style-name="P3" draw:layer="layout" svg:width="28cm" svg:height="20.896cm" svg:x="-0.001cm" svg:y="0.107cm" presentation:class="subtitle" presentation:user-transformed="true">
          <draw:text-box>
            <text:p text:style-name="P1"><text:span text:style-name="T1">Nie ma</text:span></text:p>
            <text:p text:style-name="P1"><text:span text:style-name="T1">w innym zbawienia,</text:span></text:p>
            <text:p text:style-name="P2"><text:span text:style-name="T1">Gdyż nie dano nam,</text:span></text:p>
            <text:p text:style-name="P2"><text:span text:style-name="T1">ludziom,</text:span></text:p>
            <text:p text:style-name="P1"><text:span text:style-name="T1">Innego imienia,</text:span></text:p>
            <text:p text:style-name="P2"><text:span text:style-name="T1">w Nim</text:span></text:p>
            <text:p text:style-name="P2"><text:span text:style-name="T1">zbawienie jest. /x2</text:span></text:p>
          </draw:text-box>
        </draw:frame>
        <presentation:notes draw:style-name="dp2">
          <draw:page-thumbnail draw:style-name="gr1" draw:layer="layout" svg:width="13.586cm" svg:height="11.136cm" svg:x="3.705cm" svg:y="2.256cm" draw:page-number="2" presentation:class="page"/>
          <draw:frame presentation:style-name="pr3" draw:text-style-name="P5"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zxx" fo:country="none" fo:font-style="italic" fo:font-weight="bold" style:language-asian="zxx" style:country-asian="none" style:font-size-complex="21.2000007629395pt"/>
    </style:style>
    <style:style style:name="Akordy" style:family="graphic">
      <style:paragraph-properties style:text-autospace="none"/>
      <style:text-properties fo:font-family="Arial" style:font-family-generic="swiss" style:font-pitch="variable" fo:font-size="24.7000007629395pt" fo:language="zxx" fo:country="none" fo:font-weight="bold"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meta:initial-creator>Maciej Wojtowicz</meta:initial-creator>
    <meta:creation-date>2006-03-02T00:59:35</meta:creation-date>
    <dc:date>2013-05-28T18:55:03.05</dc:date>
    <dc:language>en-US</dc:language>
    <meta:editing-cycles>6</meta:editing-cycles>
    <meta:editing-duration>PT4M14S</meta:editing-duration>
    <meta:document-statistic meta:object-count="21"/>
    <meta:user-defined meta:name="Info 1"/>
    <meta:user-defined meta:name="Info 2"/>
    <meta:user-defined meta:name="Info 3"/>
    <meta:user-defined meta:name="Info 4"/>
  </office:meta>
</office:document-meta>
</file>